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1aba1" draw:textarea-vertical-align="middle" draw:auto-grow-height="false" fo:min-height="1.069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.747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4.751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vertical-align="middle" draw:auto-grow-height="false" fo:min-height="3.5cm" fo:min-width="9.22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cfcf3" draw:textarea-vertical-align="middle" draw:auto-grow-height="false" fo:min-height="2.5cm" fo:min-width="6.07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8f8e8" draw:textarea-horizontal-align="justify" draw:textarea-vertical-align="middle" draw:auto-grow-height="false" fo:min-height="1.25cm" fo:min-width="6.671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43cm" fo:min-width="5.908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6.381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9807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4a494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4cm" fo:min-width="4.032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43cm" fo:min-width="2.826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43cm" fo:min-width="7.715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5.395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dcdb8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a1aba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5f5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9d5c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0fff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cfcf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8f8e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9807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a4a49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cdcdb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337cm" svg:height="1.319cm" svg:x="1.564cm" svg:y="1.4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337cm" svg:height="0.997cm" svg:x="1.564cm" svg:y="7.7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337cm" svg:height="5.001cm" svg:x="1.564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2cm" svg:height="3.75cm" svg:x="1.561cm" svg:y="4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57cm" svg:height="2.75cm" svg:x="1.551cm" svg:y="5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171cm" svg:height="1.5cm" svg:x="2.25cm" svg:y="6.25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.408cm" svg:height="0.793cm" svg:x="4.301cm" svg:y="7.851cm">
          <draw:text-box>
            <text:p text:style-name="P7"><text:span text:style-name="T1">Java Standard Edition (</text:span><text:span text:style-name="T2">≥</text:span><text:span text:style-name="T1"> 8)</text:span></text:p>
          </draw:text-box>
        </draw:frame>
        <draw:frame draw:style-name="gr8" draw:text-style-name="P8" draw:layer="layout" svg:width="6.881cm" svg:height="0.97cm" svg:x="3.901cm" svg:y="1.751cm">
          <draw:text-box>
            <text:p text:style-name="P7"><text:span text:style-name="T1">Image processing application</text:span></text:p>
          </draw:text-box>
        </draw:frame>
        <draw:custom-shape draw:style-name="gr9" draw:text-style-name="P3" draw:layer="layout" svg:width="1.024cm" svg:height="0.511cm" draw:transform="rotate (-1.5707963267949) translate (10.601cm 6.9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2cm" svg:height="0.514cm" draw:transform="rotate (-1.5707963267949) translate (9.159cm 5.4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022cm" svg:height="0.512cm" draw:transform="rotate (-1.5707963267949) translate (3.101cm 4.50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2.251cm 7.47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3.901cm 7.47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cm" svg:height="0.509cm" draw:transform="rotate (-1.5707963267949) translate (7.71cm 5.48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12" draw:layer="layout" svg:width="4.532cm" svg:height="0.994cm" svg:x="3.678cm" svg:y="6.608cm">
          <draw:text-box>
            <text:p text:style-name="P11"><text:span text:style-name="T3">Hipparchus </text:span><text:span text:style-name="T1">(</text:span><text:span text:style-name="T2">≥</text:span><text:span text:style-name="T1"> 1.4)</text:span></text:p>
          </draw:text-box>
        </draw:frame>
        <draw:frame draw:style-name="gr13" draw:text-style-name="P8" draw:layer="layout" svg:width="3.724cm" svg:height="0.793cm" svg:x="3.191cm" svg:y="5.251cm">
          <draw:text-box>
            <text:p text:style-name="P7"><text:span text:style-name="T3">Orekit</text:span><text:span text:style-name="T1"> (</text:span><text:span text:style-name="T4">≥ 9.3.1)</text:span></text:p>
          </draw:text-box>
        </draw:frame>
        <draw:frame draw:style-name="gr14" draw:text-style-name="P8" draw:layer="layout" svg:width="8.215cm" svg:height="0.793cm" svg:x="3.201cm" svg:y="4.208cm">
          <draw:text-box>
            <text:p text:style-name="P7"><text:span text:style-name="T1">Mission independent </text:span><text:span text:style-name="T3">Rugged</text:span><text:span text:style-name="T1"> library</text:span></text:p>
          </draw:text-box>
        </draw:frame>
        <draw:custom-shape draw:style-name="gr9" draw:text-style-name="P3" draw:layer="layout" svg:width="1.024cm" svg:height="0.511cm" draw:transform="rotate (-1.5707963267949) translate (12.802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5" draw:text-style-name="P8" draw:layer="layout" svg:width="5.895cm" svg:height="0.97cm" svg:x="5.256cm" svg:y="3.001cm">
          <draw:text-box>
            <text:p text:style-name="P7"><text:span text:style-name="T1">Mission specific interface</text:span></text:p>
          </draw:text-box>
        </draw:frame>
        <draw:custom-shape draw:style-name="gr16" draw:text-style-name="P13" draw:layer="layout" svg:width="1.024cm" svg:height="0.511cm" draw:transform="rotate (-1.5707963267949) translate (2.503cm 3.6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024cm" svg:height="0.511cm" draw:transform="rotate (-1.5707963267949) translate (3.704cm 2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Maisonobe</meta:initial-creator>
    <meta:creation-date>2014-06-02T16:59:51.757900822</meta:creation-date>
    <dc:date>2019-03-18T11:08:03.071446401</dc:date>
    <meta:editing-duration>PT14M57S</meta:editing-duration>
    <meta:editing-cycles>9</meta:editing-cycles>
    <meta:generator>LibreOffice/5.3.6.1$Linux_X86_64 LibreOffice_project/30$Build-1</meta:generator>
    <meta:document-statistic meta:object-count="21"/>
  </office:meta>
</office:document-meta>
</file>